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b2257" officeooo:paragraph-rsid="00115a70"/>
    </style:style>
    <style:style style:name="P2" style:family="paragraph" style:parent-style-name="Standard">
      <style:paragraph-properties fo:text-align="start" style:justify-single-word="false"/>
      <style:text-properties officeooo:rsid="000b2257" officeooo:paragraph-rsid="000b2257"/>
    </style:style>
    <style:style style:name="P3" style:family="paragraph" style:parent-style-name="Standard">
      <style:text-properties fo:color="#008000" fo:font-weight="bold" officeooo:rsid="000dbce7" officeooo:paragraph-rsid="00115a70" style:font-weight-asian="bold" style:font-weight-complex="bold"/>
    </style:style>
    <style:style style:name="P4" style:family="paragraph" style:parent-style-name="Standard">
      <style:text-properties fo:color="#008000" fo:font-weight="bold" officeooo:rsid="000dbce7" officeooo:paragraph-rsid="00170f89" style:font-weight-asian="bold" style:font-weight-complex="bold"/>
    </style:style>
    <style:style style:name="P5" style:family="paragraph" style:parent-style-name="Standard">
      <style:text-properties fo:color="#008000" fo:font-weight="bold" officeooo:rsid="000d0e61" officeooo:paragraph-rsid="000d0e61" style:font-weight-asian="bold" style:font-weight-complex="bold"/>
    </style:style>
    <style:style style:name="P6" style:family="paragraph" style:parent-style-name="Standard">
      <style:text-properties fo:color="#008000" fo:font-weight="bold" officeooo:rsid="00115a70" officeooo:paragraph-rsid="00115a70" style:font-weight-asian="bold" style:font-weight-complex="bold"/>
    </style:style>
    <style:style style:name="P7" style:family="paragraph" style:parent-style-name="Standard">
      <style:text-properties fo:color="#008000" fo:font-weight="bold" officeooo:rsid="00098ecf" officeooo:paragraph-rsid="00163cb2" style:font-weight-asian="bold" style:font-weight-complex="bold"/>
    </style:style>
    <style:style style:name="P8" style:family="paragraph" style:parent-style-name="Standard">
      <style:text-properties fo:color="#008000" fo:font-weight="bold" officeooo:rsid="000c5901" officeooo:paragraph-rsid="00163cb2" style:font-weight-asian="bold" style:font-weight-complex="bold"/>
    </style:style>
    <style:style style:name="P9" style:family="paragraph" style:parent-style-name="Standard">
      <style:text-properties fo:color="#008000" fo:font-weight="bold" officeooo:rsid="000c5901" officeooo:paragraph-rsid="0016a61b" style:font-weight-asian="bold" style:font-weight-complex="bold"/>
    </style:style>
    <style:style style:name="P10" style:family="paragraph" style:parent-style-name="Standard">
      <style:text-properties fo:color="#008000" fo:font-weight="bold" officeooo:rsid="000c5901" officeooo:paragraph-rsid="0022b2c6" style:font-weight-asian="bold" style:font-weight-complex="bold"/>
    </style:style>
    <style:style style:name="P11" style:family="paragraph" style:parent-style-name="Standard">
      <style:text-properties fo:color="#008000" fo:font-weight="bold" officeooo:rsid="000d8452" officeooo:paragraph-rsid="00163cb2" style:font-weight-asian="bold" style:font-weight-complex="bold"/>
    </style:style>
    <style:style style:name="P12" style:family="paragraph" style:parent-style-name="Standard">
      <style:text-properties fo:color="#008000" fo:font-weight="bold" officeooo:rsid="000d8452" officeooo:paragraph-rsid="0016a61b" style:font-weight-asian="bold" style:font-weight-complex="bold"/>
    </style:style>
    <style:style style:name="P13" style:family="paragraph" style:parent-style-name="Standard">
      <style:text-properties fo:color="#008000" fo:font-weight="bold" officeooo:rsid="00170f89" officeooo:paragraph-rsid="00170f89" style:font-weight-asian="bold" style:font-weight-complex="bold"/>
    </style:style>
    <style:style style:name="P14" style:family="paragraph" style:parent-style-name="Standard">
      <style:text-properties fo:color="#008000" fo:font-weight="bold" officeooo:rsid="001f595d" officeooo:paragraph-rsid="001f595d" style:font-weight-asian="bold" style:font-weight-complex="bold"/>
    </style:style>
    <style:style style:name="P15" style:family="paragraph" style:parent-style-name="Standard">
      <style:text-properties fo:color="#008000" officeooo:rsid="00098ecf" officeooo:paragraph-rsid="00163cb2"/>
    </style:style>
    <style:style style:name="P16" style:family="paragraph" style:parent-style-name="Standard">
      <style:text-properties officeooo:rsid="00098ecf" officeooo:paragraph-rsid="00098ecf"/>
    </style:style>
    <style:style style:name="P17" style:family="paragraph" style:parent-style-name="Standard">
      <style:text-properties officeooo:rsid="00098ecf" officeooo:paragraph-rsid="000c5901"/>
    </style:style>
    <style:style style:name="P18" style:family="paragraph" style:parent-style-name="Standard">
      <style:text-properties officeooo:rsid="00098ecf" officeooo:paragraph-rsid="000b2257"/>
    </style:style>
    <style:style style:name="P19" style:family="paragraph" style:parent-style-name="Standard">
      <style:paragraph-properties fo:text-align="start" style:justify-single-word="false"/>
      <style:text-properties officeooo:rsid="00098ecf" officeooo:paragraph-rsid="000b2257"/>
    </style:style>
    <style:style style:name="P20" style:family="paragraph" style:parent-style-name="Standard">
      <style:text-properties officeooo:rsid="00098ecf" officeooo:paragraph-rsid="0013984d"/>
    </style:style>
    <style:style style:name="P21" style:family="paragraph" style:parent-style-name="Standard">
      <style:text-properties officeooo:rsid="00098ecf" officeooo:paragraph-rsid="0014d4af"/>
    </style:style>
    <style:style style:name="P22" style:family="paragraph" style:parent-style-name="Standard">
      <style:text-properties officeooo:rsid="00098ecf" officeooo:paragraph-rsid="00163cb2"/>
    </style:style>
    <style:style style:name="P23" style:family="paragraph" style:parent-style-name="Standard">
      <style:text-properties officeooo:rsid="00098ecf" officeooo:paragraph-rsid="0016a61b"/>
    </style:style>
    <style:style style:name="P24" style:family="paragraph" style:parent-style-name="Standard">
      <style:text-properties officeooo:rsid="00098ecf" officeooo:paragraph-rsid="00170f89"/>
    </style:style>
    <style:style style:name="P25" style:family="paragraph" style:parent-style-name="Standard">
      <style:text-properties officeooo:rsid="00098ecf" officeooo:paragraph-rsid="001f595d"/>
    </style:style>
    <style:style style:name="P26" style:family="paragraph" style:parent-style-name="Standard">
      <style:text-properties officeooo:rsid="000dbce7" officeooo:paragraph-rsid="000dbce7"/>
    </style:style>
    <style:style style:name="P27" style:family="paragraph" style:parent-style-name="Standard">
      <style:text-properties officeooo:rsid="000dbce7" officeooo:paragraph-rsid="000d0e61"/>
    </style:style>
    <style:style style:name="P28" style:family="paragraph" style:parent-style-name="Standard">
      <style:text-properties officeooo:rsid="000d0e61" officeooo:paragraph-rsid="000d0e61"/>
    </style:style>
    <style:style style:name="P29" style:family="paragraph" style:parent-style-name="Standard">
      <style:text-properties officeooo:rsid="000d0e61" officeooo:paragraph-rsid="0020ed96"/>
    </style:style>
    <style:style style:name="P30" style:family="paragraph" style:parent-style-name="Standard">
      <style:text-properties fo:font-weight="bold" officeooo:rsid="00098ecf" officeooo:paragraph-rsid="00098ecf" style:font-weight-asian="bold" style:font-weight-complex="bold"/>
    </style:style>
    <style:style style:name="P31" style:family="paragraph" style:parent-style-name="Standard">
      <style:paragraph-properties fo:text-align="center" style:justify-single-word="false"/>
      <style:text-properties fo:font-size="15pt" fo:font-weight="bold" officeooo:rsid="00115a70" officeooo:paragraph-rsid="000b2257" style:font-size-asian="15pt" style:font-weight-asian="bold" style:font-size-complex="15pt" style:font-weight-complex="bold"/>
    </style:style>
    <style:style style:name="P32" style:family="paragraph" style:parent-style-name="Standard">
      <style:paragraph-properties fo:text-align="start" style:justify-single-word="false" fo:padding="0.0291in" fo:border-left="none" fo:border-right="none" fo:border-top="none" fo:border-bottom="0.06pt solid #000000" style:join-border="false"/>
      <style:text-properties officeooo:rsid="00098ecf" officeooo:paragraph-rsid="000b2257"/>
    </style:style>
    <style:style style:name="P33" style:family="paragraph" style:parent-style-name="Standard">
      <style:text-properties officeooo:rsid="00098ecf" officeooo:paragraph-rsid="00242a89"/>
    </style:style>
    <style:style style:name="T1" style:family="text">
      <style:text-properties fo:color="#008000" fo:font-weight="bold" style:font-weight-asian="bold" style:font-weight-complex="bold"/>
    </style:style>
    <style:style style:name="T2" style:family="text">
      <style:text-properties fo:color="#008000" fo:font-weight="bold" officeooo:rsid="000c5901" style:font-weight-asian="bold" style:font-weight-complex="bold"/>
    </style:style>
    <style:style style:name="T3" style:family="text">
      <style:text-properties fo:color="#008000" fo:font-weight="bold" officeooo:rsid="00115a70" style:font-weight-asian="bold" style:font-weight-complex="bold"/>
    </style:style>
    <style:style style:name="T4" style:family="text">
      <style:text-properties fo:color="#008000" fo:font-weight="bold" officeooo:rsid="00133a0c" style:font-weight-asian="bold" style:font-weight-complex="bold"/>
    </style:style>
    <style:style style:name="T5" style:family="text">
      <style:text-properties fo:color="#008000" fo:font-weight="bold" officeooo:rsid="0013984d" style:font-weight-asian="bold" style:font-weight-complex="bold"/>
    </style:style>
    <style:style style:name="T6" style:family="text">
      <style:text-properties fo:color="#008000" fo:font-weight="bold" officeooo:rsid="0014d4af" style:font-weight-asian="bold" style:font-weight-complex="bold"/>
    </style:style>
    <style:style style:name="T7" style:family="text">
      <style:text-properties fo:color="#008000" fo:font-weight="bold" officeooo:rsid="00163cb2" style:font-weight-asian="bold" style:font-weight-complex="bold"/>
    </style:style>
    <style:style style:name="T8" style:family="text">
      <style:text-properties fo:color="#008000" fo:font-weight="bold" officeooo:rsid="0016a61b" style:font-weight-asian="bold" style:font-weight-complex="bold"/>
    </style:style>
    <style:style style:name="T9" style:family="text">
      <style:text-properties fo:color="#008000" fo:font-weight="bold" officeooo:rsid="00170f89" style:font-weight-asian="bold" style:font-weight-complex="bold"/>
    </style:style>
    <style:style style:name="T10" style:family="text">
      <style:text-properties fo:color="#008000" fo:font-weight="bold" officeooo:rsid="00189203" style:font-weight-asian="bold" style:font-weight-complex="bold"/>
    </style:style>
    <style:style style:name="T11" style:family="text">
      <style:text-properties fo:color="#008000" fo:font-weight="bold" officeooo:rsid="001a3320" style:font-weight-asian="bold" style:font-weight-complex="bold"/>
    </style:style>
    <style:style style:name="T12" style:family="text">
      <style:text-properties fo:color="#008000" fo:font-weight="bold" officeooo:rsid="001be856" style:font-weight-asian="bold" style:font-weight-complex="bold"/>
    </style:style>
    <style:style style:name="T13" style:family="text">
      <style:text-properties fo:color="#008000" fo:font-weight="bold" officeooo:rsid="001db6ef" style:font-weight-asian="bold" style:font-weight-complex="bold"/>
    </style:style>
    <style:style style:name="T14" style:family="text">
      <style:text-properties fo:color="#008000" fo:font-weight="bold" officeooo:rsid="001f595d" style:font-weight-asian="bold" style:font-weight-complex="bold"/>
    </style:style>
    <style:style style:name="T15" style:family="text">
      <style:text-properties fo:color="#008000" fo:font-weight="bold" officeooo:rsid="0020ed96" style:font-weight-asian="bold" style:font-weight-complex="bold"/>
    </style:style>
    <style:style style:name="T16" style:family="text">
      <style:text-properties fo:color="#008000" fo:font-weight="bold" officeooo:rsid="0022b2c6" style:font-weight-asian="bold" style:font-weight-complex="bold"/>
    </style:style>
    <style:style style:name="T17" style:family="text">
      <style:text-properties fo:color="#008000" fo:font-weight="bold" officeooo:rsid="0023017f" style:font-weight-asian="bold" style:font-weight-complex="bold"/>
    </style:style>
    <style:style style:name="T18" style:family="text">
      <style:text-properties fo:color="#008000" fo:font-weight="bold" officeooo:rsid="00242a89"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0c5901"/>
    </style:style>
    <style:style style:name="T21" style:family="text">
      <style:text-properties fo:font-weight="bold" style:font-weight-asian="bold" style:font-weight-complex="bold"/>
    </style:style>
    <style:style style:name="T22" style:family="text">
      <style:text-properties fo:font-weight="bold" officeooo:rsid="000c5901" style:font-weight-asian="bold" style:font-weight-complex="bold"/>
    </style:style>
    <style:style style:name="T23" style:family="text">
      <style:text-properties fo:font-weight="bold" officeooo:rsid="00133a0c" style:font-weight-asian="bold" style:font-weight-complex="bold"/>
    </style:style>
    <style:style style:name="T24" style:family="text">
      <style:text-properties fo:font-weight="bold" officeooo:rsid="00163cb2" style:font-weight-asian="bold" style:font-weight-complex="bold"/>
    </style:style>
    <style:style style:name="T25" style:family="text">
      <style:text-properties fo:font-weight="bold" officeooo:rsid="001f595d" style:font-weight-asian="bold" style:font-weight-complex="bold"/>
    </style:style>
    <style:style style:name="T26" style:family="text">
      <style:text-properties fo:font-weight="bold" officeooo:rsid="0022b2c6" style:font-weight-asian="bold" style:font-weight-complex="bold"/>
    </style:style>
    <style:style style:name="T27" style:family="text">
      <style:text-properties officeooo:rsid="00115a70"/>
    </style:style>
    <style:style style:name="T28" style:family="text">
      <style:text-properties officeooo:rsid="00098ecf"/>
    </style:style>
    <style:style style:name="T29" style:family="text">
      <style:text-properties officeooo:rsid="00133a0c"/>
    </style:style>
    <style:style style:name="T30" style:family="text">
      <style:text-properties officeooo:rsid="00163cb2"/>
    </style:style>
    <style:style style:name="T31" style:family="text">
      <style:text-properties fo:color="#800000" fo:font-weight="bold" style:font-weight-asian="bold" style:font-weight-complex="bold"/>
    </style:style>
    <style:style style:name="T32" style:family="text">
      <style:text-properties fo:color="#800000" fo:font-weight="bold" officeooo:rsid="00163cb2" style:font-weight-asian="bold" style:font-weight-complex="bold"/>
    </style:style>
    <style:style style:name="T33" style:family="text">
      <style:text-properties fo:color="#800000" officeooo:rsid="00163cb2"/>
    </style:style>
    <style:style style:name="T34" style:family="text">
      <style:text-properties officeooo:rsid="0016a61b"/>
    </style:style>
    <style:style style:name="T35" style:family="text">
      <style:text-properties officeooo:rsid="00170f89"/>
    </style:style>
    <style:style style:name="T36" style:family="text">
      <style:text-properties officeooo:rsid="0020ed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apping of Computer Science A to Think Java</text:p>
      <text:p text:style-name="P2"/>
      <text:p text:style-name="P1">This document <text:span text:style-name="T27">is an extended version of </text:span>the <text:span text:style-name="T19">Topic Outline</text:span> <text:span text:style-name="T27">from </text:span>the <text:span text:style-name="T19">AP Computer Science A Course Description</text:span>, © 2014 The College Board. <text:span text:style-name="T27">A</text:span>dditions are shown in <text:span text:style-name="T2">bold g</text:span><text:span text:style-name="T1">reen text</text:span>. <text:span text:style-name="T27">The original version is here:</text:span> <text:a xlink:type="simple" xlink:href="https://apstudent.collegeboard.org/apcourse/ap-computer-science-a" text:style-name="Internet_20_link" text:visited-style-name="Visited_20_Internet_20_Link">https://apstudent.collegeboard.org/apcourse/ap-computer-science-a</text:a></text:p>
      <text:p text:style-name="P32"/>
      <text:p text:style-name="P19"/>
      <text:p text:style-name="P16">Following is an outline of the major topics considered for the AP Computer Science A Exam. This outline is intended to define the scope of the course, but not the sequence.</text:p>
      <text:p text:style-name="P16"/>
      <text:p text:style-name="P30">I. <text:s/>Object-Oriented Program Design</text:p>
      <text:p text:style-name="P16"/>
      <text:p text:style-name="P16">The overall goal for designing a piece of software (a computer program) is to correctly solve the given problem. At the same time, this goal should encompass specifying and designing a program that is understandable, and can be adapted to changing circumstances. The design process needs to be based on a thorough understanding of the problem to be solved.</text:p>
      <text:p text:style-name="P16"/>
      <text:p text:style-name="P16">A.<text:tab/>Program and Class Design</text:p>
      <text:p text:style-name="P20"><text:tab/>1.<text:tab/>Problem analysis<text:tab/><text:tab/><text:tab/><text:tab/><text:tab/><text:span text:style-name="T10">Sec</text:span><text:span text:style-name="T11">tion</text:span><text:span text:style-name="T10"> 11.8-9</text:span><text:span text:style-name="T5">, </text:span><text:span text:style-name="T11">14.6</text:span></text:p>
      <text:p text:style-name="P16"><text:tab/>2.<text:tab/>Data abstraction and encapsulation<text:tab/><text:tab/><text:tab/><text:span text:style-name="T4">Sec</text:span><text:span text:style-name="T11">tion</text:span><text:span text:style-name="T4"> 11.1, </text:span><text:span text:style-name="T11">12.1</text:span></text:p>
      <text:p text:style-name="P22"><text:tab/>3.<text:tab/>Class specifications,<text:tab/><text:tab/><text:tab/><text:tab/><text:tab/><text:span text:style-name="T5">Chapter 11</text:span><text:line-break/><text:tab/><text:tab/>interface specifications,<text:tab/><text:tab/><text:tab/><text:tab/><text:span text:style-name="T32">n/a</text:span><text:line-break/><text:tab/><text:tab/>relationships (“is-a,” “has-a”),<text:tab/><text:tab/><text:tab/><text:span text:style-name="T4">Section </text:span><text:span text:style-name="T5">14.7</text:span><text:line-break/><text:tab/><text:tab/>and extension using inheritance<text:tab/><text:tab/><text:tab/><text:span text:style-name="T4">Section </text:span><text:span text:style-name="T5">14.</text:span><text:span text:style-name="T11">3</text:span></text:p>
      <text:p text:style-name="P20"><text:tab/>4.<text:tab/>Code reuse<text:tab/><text:tab/><text:tab/><text:tab/><text:tab/><text:tab/><text:span text:style-name="T4">Section </text:span><text:span text:style-name="T5">7.4, 14.5</text:span></text:p>
      <text:p text:style-name="P20"><text:tab/>5.<text:tab/>Data representation and algorithms<text:tab/><text:tab/><text:tab/><text:span text:style-name="T11">Chapter 12-14</text:span></text:p>
      <text:p text:style-name="P20"><text:tab/>6.<text:tab/>Functional decomposition<text:tab/><text:tab/><text:tab/><text:tab/><text:span text:style-name="T4">Section </text:span><text:span text:style-name="T5">6.3, </text:span><text:span text:style-name="T11">13.2</text:span></text:p>
      <text:p text:style-name="P16"/>
      <text:p text:style-name="P30">II. <text:s/>Program Implementation</text:p>
      <text:p text:style-name="P16"/>
      <text:p text:style-name="P18">Part of the problem-solving process is the statement of solutions in a precise form that invites review and analysis. The implementation of solutions in the Java programming language reinforces concepts, allows potential solutions to be tested, and encourages discussion of solutions and alternatives.</text:p>
      <text:p text:style-name="P18"/>
      <text:p text:style-name="P18">A.<text:tab/>Implementation techniques</text:p>
      <text:p text:style-name="P20"><text:tab/>1.<text:tab/>Top-down<text:tab/><text:tab/><text:tab/><text:tab/><text:tab/><text:tab/><text:span text:style-name="T4">Section </text:span><text:span text:style-name="T6">13.2, 14.5</text:span></text:p>
      <text:p text:style-name="P20"><text:tab/>2. <text:tab/>Bottom-up<text:tab/><text:tab/><text:tab/><text:tab/><text:tab/><text:tab/><text:span text:style-name="T4">Section </text:span><text:span text:style-name="T6">14.6</text:span></text:p>
      <text:p text:style-name="P20"><text:tab/>3.<text:tab/>Object-oriented<text:tab/><text:tab/><text:tab/><text:tab/><text:tab/><text:span text:style-name="T4">Section </text:span><text:span text:style-name="T6">10.5, 14.7</text:span></text:p>
      <text:p text:style-name="P20"><text:tab/>4.<text:tab/>Encapsulation and information hiding<text:tab/><text:tab/><text:span text:style-name="T4">Section </text:span><text:span text:style-name="T6">11.1, </text:span><text:span text:style-name="T12">12.5</text:span></text:p>
      <text:p text:style-name="P20"><text:tab/>5.<text:tab/>Procedural abstraction<text:tab/><text:tab/><text:tab/><text:tab/><text:span text:style-name="T4">Section </text:span><text:span text:style-name="T6">7.3-4, </text:span><text:span text:style-name="T13">12.2</text:span></text:p>
      <text:p text:style-name="P16"/>
      <text:p text:style-name="P16">B.<text:tab/>Programming constructs</text:p>
      <text:p text:style-name="P21"><text:tab/>1.<text:tab/>Primitive types vs. reference types<text:span text:style-name="T1"><text:tab/><text:tab/><text:tab/></text:span><text:span text:style-name="T13">Chapter </text:span><text:span text:style-name="T16">8</text:span><text:span text:style-name="T13">-11</text:span></text:p>
      <text:p text:style-name="P16"><text:tab/>2.<text:tab/>Declaration</text:p>
      <text:p text:style-name="P21"><text:tab/><text:tab/>a. Constants<text:span text:style-name="T1"><text:tab/><text:tab/><text:tab/><text:tab/><text:tab/><text:tab/></text:span><text:span text:style-name="T4">Section </text:span><text:span text:style-name="T6">3.5, </text:span><text:span text:style-name="T13">7.2</text:span></text:p>
      <text:p text:style-name="P21"><text:tab/><text:tab/>b. Variables<text:tab/><text:tab/><text:tab/><text:tab/><text:tab/><text:tab/><text:span text:style-name="T16">Chapter 2</text:span></text:p>
      <text:p text:style-name="P21"><text:tab/><text:tab/>c. Methods and parameters<text:tab/><text:tab/><text:tab/><text:tab/><text:span text:style-name="T4">Section </text:span><text:span text:style-name="T6">4.3, 4.5-6</text:span></text:p>
      <text:p text:style-name="P21"><text:tab/><text:tab/>d. Classes<text:tab/><text:tab/><text:tab/><text:tab/><text:tab/><text:tab/><text:span text:style-name="T16">Chapter 11-14</text:span></text:p>
      <text:p text:style-name="P22"><text:tab/><text:tab/>e. Interfaces<text:tab/><text:tab/><text:tab/><text:tab/><text:tab/><text:tab/><text:span text:style-name="T32">n/a</text:span></text:p>
      <text:p text:style-name="P21"><text:soft-page-break/><text:tab/>3.<text:tab/>Text output using System.out.print and println<text:tab/><text:span text:style-name="T4">Section </text:span><text:span text:style-name="T6">1.4-5</text:span></text:p>
      <text:p text:style-name="P21"><text:tab/>4.<text:tab/>Control</text:p>
      <text:p text:style-name="P21"><text:tab/><text:tab/>a. Method call<text:tab/><text:tab/><text:tab/><text:tab/><text:tab/><text:tab/><text:span text:style-name="T4">Section </text:span><text:span text:style-name="T6">4.1-</text:span><text:span text:style-name="T14">2</text:span></text:p>
      <text:p text:style-name="P21"><text:tab/><text:tab/>b. Sequential execution<text:tab/><text:tab/><text:tab/><text:tab/><text:span text:style-name="T4">Section </text:span><text:span text:style-name="T6">4.4</text:span></text:p>
      <text:p text:style-name="P21"><text:tab/><text:tab/>c. Conditional execution<text:tab/><text:tab/><text:tab/><text:tab/><text:span text:style-name="T4">Section </text:span><text:span text:style-name="T6">5.3-</text:span><text:span text:style-name="T14">4</text:span></text:p>
      <text:p text:style-name="P21"><text:tab/><text:tab/>d. Iteration<text:tab/><text:tab/><text:tab/><text:tab/><text:tab/><text:tab/><text:span text:style-name="T4">Section </text:span><text:span text:style-name="T6">7.1, 7.5</text:span></text:p>
      <text:p text:style-name="P21"><text:tab/><text:tab/>e. Recursion<text:tab/><text:tab/><text:tab/><text:tab/><text:tab/><text:tab/><text:span text:style-name="T4">Section </text:span><text:span text:style-name="T6">5.8-</text:span><text:span text:style-name="T16">10</text:span><text:span text:style-name="T6">, </text:span><text:span text:style-name="T14">6.7</text:span></text:p>
      <text:p text:style-name="P16"><text:tab/>5.<text:tab/>Expression evaluation</text:p>
      <text:p text:style-name="P21"><text:tab/><text:tab/>a. Numeric expressions<text:tab/><text:tab/><text:tab/><text:tab/><text:span text:style-name="T4">Section </text:span><text:span text:style-name="T6">2.5, </text:span><text:span text:style-name="T14">2.9</text:span></text:p>
      <text:p text:style-name="P21"><text:tab/><text:tab/>b. String expressions<text:tab/><text:tab/><text:tab/><text:tab/><text:tab/><text:span text:style-name="T4">Section </text:span><text:span text:style-name="T6">2.8, </text:span><text:span text:style-name="T7">9.3-6</text:span></text:p>
      <text:p text:style-name="P22"><text:tab/><text:tab/>c. Boolean <text:span text:style-name="T30">expressions</text:span>, short-circuit, De Morgan<text:tab/><text:span text:style-name="T4">Section </text:span><text:span text:style-name="T7">5.</text:span><text:span text:style-name="T14">1-</text:span><text:span text:style-name="T16">3</text:span></text:p>
      <text:p text:style-name="P16"/>
      <text:p text:style-name="P16">C.<text:tab/>Java library classes and interfaces included in the AP Java Subset</text:p>
      <text:p text:style-name="P7"><text:tab/><text:span text:style-name="T20">Object</text:span><text:tab/><text:tab/><text:tab/><text:tab/><text:tab/><text:tab/><text:tab/><text:tab/><text:span text:style-name="T29">Section 14.3</text:span></text:p>
      <text:p text:style-name="P15"><text:span text:style-name="T21"><text:tab/></text:span><text:span text:style-name="T22">Integer<text:tab/><text:tab/><text:tab/><text:tab/><text:tab/><text:tab/><text:tab/></text:span><text:span text:style-name="T23">Section </text:span><text:span text:style-name="T24">9.8</text:span></text:p>
      <text:p text:style-name="P7"><text:tab/><text:span text:style-name="T20">Double<text:tab/><text:tab/><text:tab/><text:tab/><text:tab/><text:tab/><text:tab/>Section 9.8</text:span></text:p>
      <text:p text:style-name="P7"><text:tab/><text:span text:style-name="T20">String<text:tab/><text:tab/><text:tab/><text:tab/><text:tab/><text:tab/><text:tab/><text:tab/>Chapter 9</text:span></text:p>
      <text:p text:style-name="P15"><text:span text:style-name="T21"><text:tab/></text:span><text:span text:style-name="T22">Math<text:tab/><text:tab/><text:tab/><text:tab/><text:tab/><text:tab/><text:tab/><text:tab/></text:span><text:span text:style-name="T25">Chapte</text:span><text:span text:style-name="T26">r</text:span><text:span text:style-name="T25"> 4-7</text:span></text:p>
      <text:p text:style-name="P8"><text:tab/>List<text:tab/><text:tab/><text:tab/><text:tab/><text:tab/><text:tab/><text:tab/><text:tab/><text:span text:style-name="T33">n/a</text:span></text:p>
      <text:p text:style-name="P11"><text:tab/>ArrayList<text:span text:style-name="T20"><text:tab/><text:tab/><text:tab/><text:tab/><text:tab/><text:tab/><text:tab/>Section 14.1-2</text:span></text:p>
      <text:p text:style-name="P16"/>
      <text:p text:style-name="P30">III. <text:s/>Program Analysis</text:p>
      <text:p text:style-name="P16"/>
      <text:p text:style-name="P16">The analysis of programs includes examining and testing programs to determine whether they correctly meet their specifications. It also includes the analysis of programs or algorithms in order to understand their time and space requirements when applied to different data sets.</text:p>
      <text:p text:style-name="P16"/>
      <text:p text:style-name="P16">A.<text:tab/>Testing</text:p>
      <text:p text:style-name="P22"><text:tab/>1.<text:tab/>Development of appropriate test cases,<text:span text:style-name="T2"><text:tab/><text:tab/></text:span><text:span text:style-name="T4">Section </text:span><text:span text:style-name="T14">6.2-3</text:span><text:line-break/><text:tab/><text:tab/>including boundary cases<text:span text:style-name="T2"><text:tab/><text:tab/><text:tab/><text:tab/></text:span><text:span text:style-name="T32">n/a</text:span></text:p>
      <text:p text:style-name="P22"><text:tab/>2.<text:tab/>Unit testing<text:tab/><text:tab/><text:tab/><text:tab/><text:tab/><text:tab/><text:span text:style-name="T4">Section </text:span><text:span text:style-name="T7">A.7</text:span></text:p>
      <text:p text:style-name="P25"><text:tab/>3.<text:tab/>Integration testing<text:span text:style-name="T2"><text:tab/><text:tab/><text:tab/><text:tab/><text:tab/></text:span><text:span text:style-name="T4">Section </text:span><text:span text:style-name="T7">A.</text:span><text:span text:style-name="T14">4</text:span></text:p>
      <text:p text:style-name="P16"/>
      <text:p text:style-name="P16">B.<text:tab/>Debugging</text:p>
      <text:p text:style-name="P22"><text:tab/>1.<text:tab/>Error categories: compile-time, run-time, logic<text:span text:style-name="T31"><text:tab/></text:span><text:span text:style-name="T4">Section </text:span><text:span text:style-name="T7">2.10</text:span></text:p>
      <text:p text:style-name="P22"><text:tab/>2.<text:tab/>Error identification and correction<text:tab/><text:tab/><text:tab/><text:span text:style-name="T7">Appendix C</text:span></text:p>
      <text:p text:style-name="P23"><text:tab/>3.<text:tab/>Techniques such as using a debugger,<text:tab/><text:tab/><text:span text:style-name="T4">Section </text:span><text:span text:style-name="T7">A.6</text:span><text:line-break/><text:tab/><text:tab/>adding extra output statements,<text:tab/><text:tab/><text:tab/><text:span text:style-name="T4">Section </text:span><text:span text:style-name="T8">12.9</text:span><text:line-break/><text:tab/><text:tab/>or hand-tracing code.<text:span text:style-name="T7"><text:tab/><text:tab/><text:tab/><text:tab/></text:span><text:span text:style-name="T1"><text:tab/></text:span><text:span text:style-name="T4">Section </text:span><text:span text:style-name="T14">4.7, </text:span><text:span text:style-name="T16">5.9, </text:span><text:span text:style-name="T8">8.2, </text:span><text:span text:style-name="T16">10.6</text:span></text:p>
      <text:p text:style-name="P16"/>
      <text:p text:style-name="P16">C.<text:tab/>Runtime exceptions</text:p>
      <text:p text:style-name="P9"><text:tab/>ArithmeticException<text:tab/><text:tab/><text:tab/><text:tab/><text:span text:style-name="T28"><text:tab/>Section 2.10, C.2</text:span></text:p>
      <text:p text:style-name="P12"><text:tab/>IllegalArgumentException<text:span text:style-name="T20"><text:tab/><text:tab/><text:tab/><text:tab/><text:tab/></text:span><text:span text:style-name="T33">n/a</text:span></text:p>
      <text:p text:style-name="P10"><text:tab/>IndexOutOfBoundsException<text:tab/><text:tab/><text:tab/><text:span text:style-name="T28"><text:tab/>Section 8.2, 9.3, C.2</text:span></text:p>
      <text:p text:style-name="P10"><text:tab/>NullPointerException<text:tab/><text:tab/><text:tab/><text:tab/><text:span text:style-name="T28"><text:tab/>Section 10.7, 12.6, C.2</text:span></text:p>
      <text:p text:style-name="P17"/>
      <text:p text:style-name="P16">D.<text:tab/>Program correctness</text:p>
      <text:p text:style-name="P23"><text:tab/>1. Pre- and post-conditions<text:tab/><text:tab/><text:span text:style-name="T2"><text:tab/><text:tab/><text:tab/></text:span><text:span text:style-name="T32">n/a</text:span></text:p>
      <text:p text:style-name="P23"><text:tab/>2. Assertions<text:span text:style-name="T32"><text:tab/><text:tab/></text:span><text:span text:style-name="T2"><text:tab/><text:tab/><text:tab/><text:tab/></text:span><text:span text:style-name="T1"><text:tab/>Section </text:span><text:span text:style-name="T8">A</text:span><text:span text:style-name="T1">.</text:span><text:span text:style-name="T8">7</text:span></text:p>
      <text:p text:style-name="P16"/>
      <text:p text:style-name="P16"><text:soft-page-break/>E.<text:tab/>Algorithm Analysis</text:p>
      <text:p text:style-name="P23"><text:tab/>1. Statement execution counts<text:span text:style-name="T2"><text:tab/><text:tab/><text:tab/></text:span><text:span text:style-name="T1"><text:tab/>Section </text:span><text:span text:style-name="T8">8.</text:span><text:span text:style-name="T16">8-</text:span><text:span text:style-name="T8">9, 12.7</text:span></text:p>
      <text:p text:style-name="P23"><text:tab/>2. Informal running time comparison<text:tab/><text:tab/><text:tab/><text:span text:style-name="T1">Section </text:span><text:span text:style-name="T8">13.4</text:span></text:p>
      <text:p text:style-name="P16"/>
      <text:p text:style-name="P16">F.<text:tab/>Numerical representations of integers</text:p>
      <text:p text:style-name="P23"><text:tab/>1. <text:span text:style-name="T34">N</text:span>on-negative integers in different bases<text:tab/><text:tab/><text:tab/><text:span text:style-name="T1">Section </text:span><text:span text:style-name="T8">5.10</text:span></text:p>
      <text:p text:style-name="P23"><text:tab/>2. Implications of finite integer bounds<text:span text:style-name="T1"><text:tab/><text:tab/><text:tab/>Section </text:span><text:span text:style-name="T8">4.1</text:span></text:p>
      <text:p text:style-name="P16"/>
      <text:p text:style-name="P30">IV. <text:s/>Standard Data Structures</text:p>
      <text:p text:style-name="P16"/>
      <text:p text:style-name="P16">Data structures are used to represent information within a program. Abstraction is an important theme in the development and application of data structures.</text:p>
      <text:p text:style-name="P16"/>
      <text:p text:style-name="P24">A.<text:tab/>Primitive data types (int, boolean, double)<text:tab/><text:tab/><text:tab/><text:span text:style-name="T1">Section </text:span><text:span text:style-name="T9">2.1, 2.6, </text:span><text:span text:style-name="T15">5.1</text:span></text:p>
      <text:p text:style-name="P24">B.<text:tab/>Strings<text:tab/><text:tab/><text:tab/><text:tab/><text:tab/><text:tab/><text:tab/><text:tab/><text:span text:style-name="T16">Chapter 2, </text:span><text:span text:style-name="T17">9</text:span></text:p>
      <text:p text:style-name="P24">C.<text:tab/>Classes<text:tab/><text:tab/><text:tab/><text:tab/><text:tab/><text:tab/><text:tab/><text:span text:style-name="T1">Section </text:span><text:span text:style-name="T9">11.1</text:span></text:p>
      <text:p text:style-name="P33">D.<text:tab/>Lists<text:tab/><text:tab/><text:tab/><text:tab/><text:tab/><text:tab/><text:tab/><text:span text:style-name="T2"><text:tab/></text:span><text:span text:style-name="T1">Section </text:span><text:span text:style-name="T9">1</text:span><text:span text:style-name="T18">4</text:span><text:span text:style-name="T9">.1-</text:span><text:span text:style-name="T18">2</text:span></text:p>
      <text:p text:style-name="P24">E.<text:tab/>Arrays (1-dimensional and 2-dimensional)<text:tab/><text:tab/><text:tab/><text:span text:style-name="T9">Chapter 8</text:span></text:p>
      <text:p text:style-name="P16"/>
      <text:p text:style-name="P30">V. <text:s/>Standard Operations and Algorithms</text:p>
      <text:p text:style-name="P16"/>
      <text:p text:style-name="P16">Standard algorithms serve as examples of good solutions to standard problems. Many are intertwined with standard data structures. These algorithms provide examples for analysis of program efficiency.</text:p>
      <text:p text:style-name="P16"/>
      <text:p text:style-name="P16">A.<text:tab/>Operations on data structures</text:p>
      <text:p text:style-name="P24"><text:tab/>1.<text:tab/>Traversals<text:tab/><text:tab/><text:tab/><text:tab/><text:tab/><text:tab/><text:span text:style-name="T1">Section </text:span><text:span text:style-name="T9">8.6, 9.3</text:span></text:p>
      <text:p text:style-name="P24"><text:tab/>2.<text:tab/>Insertions<text:tab/><text:tab/><text:tab/><text:tab/><text:span text:style-name="T1"><text:tab/></text:span><text:span text:style-name="T2"><text:tab/></text:span><text:span text:style-name="T32">n/a</text:span></text:p>
      <text:p text:style-name="P24"><text:tab/>3.<text:tab/>Deletions<text:tab/><text:tab/><text:tab/><text:tab/><text:span text:style-name="T1"><text:tab/></text:span><text:span text:style-name="T2"><text:tab/></text:span><text:span text:style-name="T32">n/a</text:span></text:p>
      <text:p text:style-name="P16"/>
      <text:p text:style-name="P16">B.<text:tab/>Searching</text:p>
      <text:p text:style-name="P24"><text:tab/>1.<text:tab/>Sequential<text:tab/><text:tab/><text:tab/><text:tab/><text:tab/><text:tab/><text:span text:style-name="T1">Section </text:span><text:span text:style-name="T9">12.7</text:span></text:p>
      <text:p text:style-name="P24"><text:tab/>2.<text:tab/>Binary<text:span text:style-name="T1"><text:tab/><text:tab/><text:tab/><text:tab/><text:tab/><text:tab/><text:tab/>Section </text:span><text:span text:style-name="T9">12.8</text:span></text:p>
      <text:p text:style-name="P16"/>
      <text:p text:style-name="P16">C.<text:tab/>Sorting</text:p>
      <text:p text:style-name="P24"><text:tab/>1.<text:tab/>Selection<text:tab/><text:tab/><text:tab/><text:tab/><text:tab/><text:tab/><text:span text:style-name="T1">Section </text:span><text:span text:style-name="T9">13.3</text:span></text:p>
      <text:p text:style-name="P24"><text:tab/>2.<text:tab/>Insertion<text:tab/><text:tab/><text:tab/><text:tab/><text:tab/><text:tab/><text:span text:style-name="T1">Section </text:span><text:span text:style-name="T9">13.9</text:span></text:p>
      <text:p text:style-name="P24"><text:tab/>3.<text:tab/>Mergesort<text:tab/><text:tab/><text:tab/><text:tab/><text:tab/><text:tab/><text:span text:style-name="T1">Section </text:span><text:span text:style-name="T9">13.4-7</text:span></text:p>
      <text:p text:style-name="P16"/>
      <text:p text:style-name="P30">VI. <text:s/>Computing in Context</text:p>
      <text:p text:style-name="P16"/>
      <text:p text:style-name="P16">An awareness of the ethical and social implications of computing systems is necessary for the study of computer science. These topics need not be covered in detail, but should be considered throughout the course.</text:p>
      <text:p text:style-name="P16"/>
      <text:p text:style-name="P24">A.<text:tab/>System reliability<text:tab/><text:tab/><text:tab/><text:tab/><text:span text:style-name="T1"><text:tab/></text:span><text:span text:style-name="T2"><text:tab/></text:span><text:span text:style-name="T32">n/a</text:span></text:p>
      <text:p text:style-name="P24">B.<text:tab/>Privacy<text:tab/><text:tab/><text:tab/><text:tab/><text:tab/><text:span text:style-name="T1"><text:tab/></text:span><text:span text:style-name="T2"><text:tab/></text:span><text:span text:style-name="T32">n/a</text:span></text:p>
      <text:p text:style-name="P24">C.<text:tab/>Legal issues and intellectual property<text:tab/><text:tab/><text:tab/><text:span text:style-name="T32">n/a</text:span></text:p>
      <text:p text:style-name="P24">D.<text:tab/>Social and ethical ramifications of computer use<text:tab/><text:tab/><text:span text:style-name="T32">n/a</text:span></text:p>
      <text:p text:style-name="P16"/>
      <text:p text:style-name="P5"><text:soft-page-break/><text:span text:style-name="T27">VII. <text:s/></text:span>Other Topics in the AP Java Subset</text:p>
      <text:p text:style-name="P16"/>
      <text:p text:style-name="P28">The AP Java subset is intended to outline the features of Java that may appear on the AP Computer Science A Exam. The AP Java subset is NOT intended as an overall prescription for computer science courses — the subset itself will need to be supplemented in order to address all topics in a typical introductory curriculum.</text:p>
      <text:p text:style-name="P27"/>
      <text:p text:style-name="P3"><text:span text:style-name="T28">A.<text:tab/></text:span>Comments<text:tab/><text:tab/><text:tab/><text:tab/><text:tab/><text:tab/><text:tab/><text:span text:style-name="T35">Section 1.4, 4.9</text:span></text:p>
      <text:p text:style-name="P3"><text:span text:style-name="T28">B.<text:tab/></text:span>Concatenation<text:tab/><text:tab/><text:tab/><text:tab/><text:tab/><text:tab/><text:span text:style-name="T35">Section 2.8</text:span></text:p>
      <text:p text:style-name="P3"><text:span text:style-name="T28">C.<text:tab/></text:span>Escape Sequences<text:tab/><text:tab/><text:tab/><text:tab/><text:tab/><text:tab/><text:span text:style-name="T35">Section 1.6</text:span></text:p>
      <text:p text:style-name="P3"><text:span text:style-name="T28">D.<text:tab/></text:span>Numeric casts<text:tab/><text:tab/><text:tab/><text:tab/><text:tab/><text:tab/><text:span text:style-name="T35">Section 3.7</text:span></text:p>
      <text:p text:style-name="P4"><text:span text:style-name="T28">E.<text:tab/></text:span>Object Comparison<text:tab/><text:tab/><text:tab/><text:tab/><text:tab/><text:tab/><text:span text:style-name="T35">Section 11.7, 12.4</text:span></text:p>
      <text:p text:style-name="P4"><text:span text:style-name="T28">F.<text:tab/></text:span>Packages (import)<text:tab/><text:tab/><text:tab/><text:tab/><text:tab/><text:tab/><text:span text:style-name="T35">Section 3.2</text:span></text:p>
      <text:p text:style-name="P4"><text:span text:style-name="T28">G.<text:tab/></text:span>Visibility<text:tab/><text:tab/><text:tab/><text:tab/><text:tab/><text:tab/><text:tab/><text:span text:style-name="T35">Section 11.4, 11.9</text:span></text:p>
      <text:p text:style-name="P26"/>
      <text:p text:style-name="P29"><text:span text:style-name="T3">VIII. <text:s/></text:span><text:span text:style-name="T1">Topics in </text:span><text:span text:style-name="T3">Think Java </text:span><text:span text:style-name="T9">but </text:span><text:span text:style-name="T3">not in AP</text:span></text:p>
      <text:p text:style-name="P6"/>
      <text:p text:style-name="P6">The following sections of Think Java present material that is not part of the AP Java Subset and/or Topic Outline above.</text:p>
      <text:p text:style-name="P6"/>
      <text:p text:style-name="P13">* <text:span text:style-name="T36">State/stack diagrams<text:tab/><text:tab/><text:tab/><text:tab/><text:tab/><text:tab/>Section 2.3, 4.7</text:span></text:p>
      <text:p text:style-name="P13">* Console input (Scanner)<text:tab/><text:tab/><text:tab/><text:tab/><text:tab/><text:tab/>Section 3.2, 3.10</text:p>
      <text:p text:style-name="P13">* Formatted output (printf)<text:tab/><text:tab/><text:tab/><text:tab/><text:tab/><text:tab/>Section 3.6</text:p>
      <text:p text:style-name="P13">* Using the Javadoc tool<text:tab/><text:tab/><text:tab/><text:tab/><text:tab/><text:tab/>Section 4.9</text:p>
      <text:p text:style-name="P13">* Parsing/validating input<text:tab/><text:tab/><text:tab/><text:tab/><text:tab/><text:tab/>Section 5.7, 9.8</text:p>
      <text:p text:style-name="P13">* Do-while, break, continue<text:tab/><text:tab/><text:tab/><text:tab/><text:tab/><text:tab/>Section 7.6-7</text:p>
      <text:p text:style-name="P13">* Using java.util.Arrays<text:tab/><text:tab/><text:tab/><text:tab/><text:tab/><text:tab/>Section 8.3-4</text:p>
      <text:p text:style-name="P13">* Command-line arguments<text:tab/><text:tab/><text:tab/><text:tab/><text:tab/>Section 9.9</text:p>
      <text:p text:style-name="P13">* UML class diagrams<text:tab/><text:tab/><text:tab/><text:tab/><text:tab/><text:tab/>Section 10.9, 14.7</text:p>
      <text:p text:style-name="P13">* <text:span text:style-name="T36">Java library source code<text:tab/><text:tab/><text:tab/><text:tab/><text:tab/><text:tab/>Section 10.10</text:span></text:p>
      <text:p text:style-name="P13">* Explicit use of “this”<text:tab/><text:tab/><text:tab/><text:tab/><text:tab/><text:tab/>Chapters 11-13</text:p>
      <text:p text:style-name="P14">* <text:span text:style-name="T36">DrJava, C</text:span>heckstyle, <text:span text:style-name="T36">JUnit<text:tab/><text:tab/><text:tab/><text:tab/><text:tab/>Appendix A</text:span></text:p>
      <text:p text:style-name="P14">* <text:span text:style-name="T36">Java 2D graphics library<text:tab/><text:tab/><text:tab/><text:tab/><text:tab/><text:tab/>Appendix B</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yfield</meta:initial-creator>
    <meta:creation-date>2015-12-16T08:20:14.076361784</meta:creation-date>
    <dc:date>2016-05-07T12:03:39.155768963</dc:date>
    <meta:editing-duration>PT1H15M24S</meta:editing-duration>
    <meta:editing-cycles>12</meta:editing-cycles>
    <meta:generator>LibreOffice/5.1.2.2$Linux_X86_64 LibreOffice_project/10m0$Build-2</meta:generator>
    <meta:document-statistic meta:table-count="0" meta:image-count="0" meta:object-count="0" meta:page-count="4" meta:paragraph-count="121" meta:word-count="978" meta:character-count="6836" meta:non-whitespace-character-count="5505"/>
  </office:meta>
</office:document-meta>
</file>